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draw:frame draw:z-index="251658240" draw:style-name="a0" draw:name="Picture 1" text:anchor-type="paragraph" svg:x="0in" svg:y="0.27083in" svg:width="10.49775in" svg:height="5.71875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niel Nash</meta:initial-creator>
    <dc:creator>Daniel Nash</dc:creator>
    <meta:creation-date>2020-07-10T10:00:00Z</meta:creation-date>
    <dc:date>2020-07-10T10:00:00Z</dc:date>
    <meta:template xlink:href="Normal.dotm" xlink:type="simple"/>
    <meta:editing-cycles>1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